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>#include &lt;stdio.h&gt;</text:p>
      <text:p text:style-name="Standard">#include &lt;string.h&gt;</text:p>
      <text:p text:style-name="Standard">#include &lt;ctype.h&gt;</text:p>
      <text:p text:style-name="Standard">#define MAX_COURSES 5</text:p>
      <text:p text:style-name="Standard">#define MAX_STUDENTS 5</text:p>
      <text:p text:style-name="Standard">typedef struct {</text:p>
      <text:p text:style-name="Standard">char courseName[50];</text:p>
      <text:p text:style-name="Standard">int courseID;</text:p>
      <text:p text:style-name="Standard">int seats;</text:p>
      <text:p text:style-name="Standard">char date[20]; // New field for course date</text:p>
      <text:p text:style-name="Standard">char time[20]; // New field for course time</text:p>
      <text:p text:style-name="Standard">char classroom[20]; // New field for classroom number</text:p>
      <text:p text:style-name="Standard">} Course;</text:p>
      <text:p text:style-name="Standard">typedef struct {</text:p>
      <text:p text:style-name="Standard">char studentName[50];</text:p>
      <text:p text:style-name="Standard">int studentID;</text:p>
      <text:p text:style-name="Standard">int enrolledCourses[MAX_COURSES];</text:p>
      <text:p text:style-name="Standard">int numCourses;</text:p>
      <text:p text:style-name="Standard">} Student;</text:p>
      <text:p text:style-name="Standard">Course courses[MAX_COURSES] = {</text:p>
      <text:p text:style-name="Standard">{"Mathematics", 1, 3, "2024-12-01", "10:00 AM", "Room 101"},</text:p>
      <text:p text:style-name="Standard">{"Physics", 2, 3, "2024-12-02", "02:00 PM", "Room 102"},</text:p>
      <text:p text:style-name="Standard">{"Chemistry", 3, 3, "2024-12-03", "11:00 AM", "Room 103"},</text:p>
      <text:p text:style-name="Standard">{"Biology", 4, 3, "2024-12-04", "01:00 PM", "Room 104"},</text:p>
      <text:p text:style-name="Standard">{"English", 5, 3, "2024-12-05", "09:00 AM", "Room 105"}</text:p>
      <text:p text:style-name="Standard">};</text:p>
      <text:p text:style-name="Standard">Student students[MAX_STUDENTS];</text:p>
      <text:p text:style-name="Standard">int studentCount = 0;</text:p>
      <text:p text:style-name="Standard">void viewCourses() {</text:p>
      <text:p text:style-name="Standard">printf("Available Courses in our collge\n");</text:p>
      <text:p text:style-name="Standard">printf(" PLB \n");</text:p>
      <text:p text:style-name="Standard">printf(" AP\n");</text:p>
      <text:p text:style-name="Standard">printf(" BET\n");</text:p>
      <text:p text:style-name="Standard">printf(" EG\n");</text:p>
      <text:p text:style-name="Standard">printf(" MATHS\n");</text:p>
      <text:p text:style-name="Standard">}</text:p>
      <text:p text:style-name="Standard"/>
      <text:p text:style-name="Standard">void registerStudent() {</text:p>
      <text:p text:style-name="Standard">if (studentCount &gt;= MAX_STUDENTS) {</text:p>
      <text:p text:style-name="Standard">printf("Student limit reached.\n");</text:p>
      <text:p text:style-name="Standard">return;</text:p>
      <text:p text:style-name="Standard">}</text:p>
      <text:p text:style-name="Standard">printf("Enter student name: ");</text:p>
      <text:p text:style-name="Standard">scanf(" %hhd[^\n]", students[studentCount].studentName);</text:p>
      <text:p text:style-name="Standard">students[studentCount].studentID = studentCount + 1;</text:p>
      <text:p text:style-name="Standard">students[studentCount].numCourses = 0;</text:p>
      <text:p text:style-name="Standard">printf("Student registered with ID: B24IT10%d\n", students[studentCount].studentID);</text:p>
      <text:p text:style-name="Standard">studentCount++;</text:p>
      <text:p text:style-name="Standard">}</text:p>
      <text:p text:style-name="Standard">void enrollInCourse() {</text:p>
      <text:p text:style-name="Standard">int studentID, courseID;</text:p>
      <text:soft-page-break/>
      <text:p text:style-name="Standard">if (studentCount == 0) {</text:p>
      <text:p text:style-name="Standard">printf("No students registered. Please register a student first.\n");</text:p>
      <text:p text:style-name="Standard">return;</text:p>
      <text:p text:style-name="Standard">}</text:p>
      <text:p text:style-name="Standard">printf("Enter student ID: ");</text:p>
      <text:p text:style-name="Standard">if (scanf("%d", &amp;studentID) != 1) {</text:p>
      <text:p text:style-name="Standard">printf("Invalid input. Please enter a numeric student ID.\n");</text:p>
      <text:p text:style-name="Standard">while (getchar() != '\n'); // Clear invalid input</text:p>
      <text:p text:style-name="Standard">return;</text:p>
      <text:p text:style-name="Standard">}</text:p>
      <text:p text:style-name="Standard">if (studentID &lt; 1 || studentID &gt; studentCount) {</text:p>
      <text:p text:style-name="Standard">printf("Invalid student ID.\n");</text:p>
      <text:p text:style-name="Standard">return;</text:p>
      <text:p text:style-name="Standard">}</text:p>
      <text:p text:style-name="Standard">printf("Enter course ID to enroll: ");</text:p>
      <text:p text:style-name="Standard">printf("1--mathematics");</text:p>
      <text:p text:style-name="Standard">printf("2--physics");</text:p>
      <text:p text:style-name="Standard">printf("3--chemistry");</text:p>
      <text:p text:style-name="Standard">printf("4--biolaogy");</text:p>
      <text:p text:style-name="Standard">printf("5--english");</text:p>
      <text:p text:style-name="Standard">if (scanf("%d", &amp;courseID) != 1) {</text:p>
      <text:p text:style-name="Standard">printf("Invalid input. Please enter a numeric course ID.\n");</text:p>
      <text:p text:style-name="Standard">while (getchar() != '\n'); // Clear invalid input</text:p>
      <text:p text:style-name="Standard">return;</text:p>
      <text:p text:style-name="Standard">}</text:p>
      <text:p text:style-name="Standard">if (courseID &lt; 1 || courseID &gt; MAX_COURSES) {</text:p>
      <text:p text:style-name="Standard">printf("Invalid course ID.\n");</text:p>
      <text:p text:style-name="Standard">return;</text:p>
      <text:p text:style-name="Standard">}</text:p>
      <text:p text:style-name="Standard">Student *student = &amp;students[studentID - 1];</text:p>
      <text:p text:style-name="Standard">Course *course = &amp;courses[courseID - 1];</text:p>
      <text:p text:style-name="Standard">if (course-&gt;seats == 0) {</text:p>
      <text:p text:style-name="Standard">printf("No seats available in %s.\n", course-&gt;courseName);</text:p>
      <text:p text:style-name="Standard">return;</text:p>
      <text:p text:style-name="Standard">}</text:p>
      <text:p text:style-name="Standard">if (student-&gt;numCourses &gt;= MAX_COURSES) {</text:p>
      <text:p text:style-name="Standard">printf("Student already enrolled in maximum courses.\n");</text:p>
      <text:p text:style-name="Standard">return;</text:p>
      <text:p text:style-name="Standard">}</text:p>
      <text:p text:style-name="Standard">student-&gt;enrolledCourses[student-&gt;numCourses++] = courseID;</text:p>
      <text:p text:style-name="Standard">course-&gt;seats--;</text:p>
      <text:p text:style-name="Standard">printf("Enrolled in %s successfully.\n", course-&gt;courseName);</text:p>
      <text:p text:style-name="Standard">}</text:p>
      <text:p text:style-name="Standard">void viewStudentSchedule() {</text:p>
      <text:p text:style-name="Standard">int ch;</text:p>
      <text:p text:style-name="Standard">printf("1---monday\n");</text:p>
      <text:p text:style-name="Standard">printf("2---tuesday\n");</text:p>
      <text:p text:style-name="Standard">printf("3---wednesday\n");</text:p>
      <text:p text:style-name="Standard">printf("4---thursday\n");</text:p>
      <text:p text:style-name="Standard">printf("5---friday\n");</text:p>
      <text:p text:style-name="Standard">printf("6---saturday\n");</text:p>
      <text:p text:style-name="Standard">printf("7---sunday\n");</text:p>
      <text:soft-page-break/>
      <text:p text:style-name="Standard">scanf("%d",&amp;ch);</text:p>
      <text:p text:style-name="Standard">switch(ch)</text:p>
      <text:p text:style-name="Standard">{</text:p>
      <text:p text:style-name="Standard">case 1:</text:p>
      <text:p text:style-name="Standard">printf("monday\n");</text:p>
      <text:p text:style-name="Standard">printf("AP\nBET\nEG\nEG\nM1\nBET\n");</text:p>
      <text:p text:style-name="Standard">break;</text:p>
      <text:p text:style-name="Standard">case 2:</text:p>
      <text:p text:style-name="Standard">printf("tuesday\n");</text:p>
      <text:p text:style-name="Standard">printf("plb tut\nM1\nEEL\nEEL\nICC A\nBET\n");</text:p>
      <text:p text:style-name="Standard">break;</text:p>
      <text:p text:style-name="Standard">case 3:</text:p>
      <text:p text:style-name="Standard">printf("wednesdat\n");</text:p>
      <text:p text:style-name="Standard">printf("AP\nBET\nEG\nEG\nM1\nBET\n");</text:p>
      <text:p text:style-name="Standard">break;</text:p>
      <text:p text:style-name="Standard">case 4:</text:p>
      <text:p text:style-name="Standard">printf("thursday\n");</text:p>
      <text:p text:style-name="Standard">printf("plb tut\nM1\nEEL\nEEL\nICC A\nBET\n");</text:p>
      <text:p text:style-name="Standard">break;</text:p>
      <text:p text:style-name="Standard">case 5:</text:p>
      <text:p text:style-name="Standard">printf("friday\n");</text:p>
      <text:p text:style-name="Standard">printf("plb tut\nM1\nEEL\nEEL\nICC A\nBET\n");</text:p>
      <text:p text:style-name="Standard">break;</text:p>
      <text:p text:style-name="Standard">case 6:</text:p>
      <text:p text:style-name="Standard">printf("saturday\n");</text:p>
      <text:p text:style-name="Standard">printf("HOLIDAY");</text:p>
      <text:p text:style-name="Standard">break;</text:p>
      <text:p text:style-name="Standard">case 7:</text:p>
      <text:p text:style-name="Standard">printf("sunday\n");</text:p>
      <text:p text:style-name="Standard">printf("HOLIDAY");</text:p>
      <text:p text:style-name="Standard">break;</text:p>
      <text:p text:style-name="Standard"/>
      <text:p text:style-name="Standard">}</text:p>
      <text:p text:style-name="Standard">}</text:p>
      <text:p text:style-name="Standard">void adminTasks() {</text:p>
      <text:p text:style-name="Standard">int adminChoice;</text:p>
      <text:p text:style-name="Standard">do {</text:p>
      <text:p text:style-name="Standard">printf("\nAdmin Tasks:\n");</text:p>
      <text:p text:style-name="Standard">printf("1. View All Students\n");</text:p>
      <text:p text:style-name="Standard">printf("2. Reset Course Seats\n");</text:p>
      <text:p text:style-name="Standard">printf("3. Back to Main Menu\n");</text:p>
      <text:p text:style-name="Standard">printf("Enter your choice: ");</text:p>
      <text:p text:style-name="Standard"/>
      <text:p text:style-name="Standard">if (scanf("%d", &amp;adminChoice) != 1) {</text:p>
      <text:p text:style-name="Standard">printf("Invalid input. Please enter a numeric choice.\n");</text:p>
      <text:p text:style-name="Standard">while (getchar() != '\n'); // Clear invalid input</text:p>
      <text:p text:style-name="Standard">continue;</text:p>
      <text:p text:style-name="Standard">}</text:p>
      <text:p text:style-name="Standard">switch (adminChoice) {</text:p>
      <text:p text:style-name="Standard">case 1: {</text:p>
      <text:p text:style-name="Standard">printf("\nRegistered Students:\n");</text:p>
      <text:p text:style-name="Standard">for (int i = 0; i &lt; studentCount; i++) {</text:p>
      <text:soft-page-break/>
      <text:p text:style-name="Standard">printf("ID: %d, Name: %s, Enrolled Courses: %d\n",</text:p>
      <text:p text:style-name="Standard">students[i].studentID,</text:p>
      <text:p text:style-name="Standard">students[i].studentName,</text:p>
      <text:p text:style-name="Standard">students[i].numCourses);</text:p>
      <text:p text:style-name="Standard">}</text:p>
      <text:p text:style-name="Standard">if (studentCount == 0) {</text:p>
      <text:p text:style-name="Standard">printf("No students registered.\n");</text:p>
      <text:p text:style-name="Standard">}</text:p>
      <text:p text:style-name="Standard">break;</text:p>
      <text:p text:style-name="Standard">}</text:p>
      <text:p text:style-name="Standard">case 2: {</text:p>
      <text:p text:style-name="Standard">for (int i = 0; i &lt; MAX_COURSES; i++) {</text:p>
      <text:p text:style-name="Standard">courses[i].seats = 3; // Resetting seats to the initial value (3).</text:p>
      <text:p text:style-name="Standard">}</text:p>
      <text:p text:style-name="Standard">printf("Course seats have been reset.\n");</text:p>
      <text:p text:style-name="Standard">break;</text:p>
      <text:p text:style-name="Standard">}</text:p>
      <text:p text:style-name="Standard">case 3:</text:p>
      <text:p text:style-name="Standard">printf("Returning to Main Menu...\n");</text:p>
      <text:p text:style-name="Standard">break;</text:p>
      <text:p text:style-name="Standard">default:</text:p>
      <text:p text:style-name="Standard">printf("Invalid choice. Please choose from the given options.\n");</text:p>
      <text:p text:style-name="Standard">}</text:p>
      <text:p text:style-name="Standard">} while (adminChoice != 3);</text:p>
      <text:p text:style-name="Standard">}</text:p>
      <text:p text:style-name="Standard"/>
      <text:p text:style-name="Standard"/>
      <text:p text:style-name="Standard">void studentspot() {</text:p>
      <text:p text:style-name="Standard">int ch;</text:p>
      <text:p text:style-name="Standard">printf("SELECT COURSE\n");</text:p>
      <text:p text:style-name="Standard">printf("1--plb\n2--AP\n3--BET\n4--MATHS\n5--EG\n");</text:p>
      <text:p text:style-name="Standard">scanf("%d", &amp;ch); // Add this line to get input from the user</text:p>
      <text:p text:style-name="Standard">switch(ch) {</text:p>
      <text:p text:style-name="Standard">case 1:</text:p>
      <text:p text:style-name="Standard">printf("PLB\n");</text:p>
      <text:p text:style-name="Standard">printf("UNIT 1\n");</text:p>
      <text:p text:style-name="Standard">printf("Define an Algorithm ? What are the characteristics of an algorithm?\n");</text:p>
      <text:p text:style-name="Standard">printf("Explain Guidelines for writting Pseudo code ?\n");</text:p>
      <text:p text:style-name="Standard">printf("Explain the purpose of a process flowchart. How does it differ from a data flowchart?\n");</text:p>
      <text:p text:style-name="Standard">printf("List the different types of flowcharts and briefly describe the primary use of each.\n");</text:p>
      <text:p text:style-name="Standard">printf("Explain Guidelines for writting algorithm?\n");</text:p>
      <text:p text:style-name="Standard">printf("Explain the purpose of a process flowchart. How does it differ from a diffrent flowchart?\n");</text:p>
      <text:p text:style-name="Standard">printf("List the different types of flowcharts and briefly describe the primary use of each.\n");</text:p>
      <text:p text:style-name="Standard">break;</text:p>
      <text:p text:style-name="Standard">case 2:</text:p>
      <text:p text:style-name="Standard">printf("AP\n");</text:p>
      <text:p text:style-name="Standard">printf("UNIT 1\n");</text:p>
      <text:p text:style-name="Standard">printf("Explain the phenomenon of double refraction in calcite.\n");</text:p>
      <text:p text:style-name="Standard">printf("Explain the Law of Malus.\n");</text:p>
      <text:p text:style-name="Standard">printf("Explain the phenomenon of total internal reflection.\n");</text:p>
      <text:p text:style-name="Standard">printf("Explain the phenomenon of dispersion.\n");</text:p>
      <text:soft-page-break/>
      <text:p text:style-name="Standard">printf("Explain the phenomenon of polarization.\n");</text:p>
      <text:p text:style-name="Standard">printf("Explain the phenomenon of diffraction.\n");</text:p>
      <text:p text:style-name="Standard">printf("Explain the phenomenon of interference\n");</text:p>
      <text:p text:style-name="Standard">break;</text:p>
      <text:p text:style-name="Standard">case 3:</text:p>
      <text:p text:style-name="Standard">printf("BET\n");</text:p>
      <text:p text:style-name="Standard">printf("UNIT 1\n");</text:p>
      <text:p text:style-name="Standard">printf("Define Resistivity of the material\n");</text:p>
      <text:p text:style-name="Standard">printf("State &amp; explain Ohm’s law\n");</text:p>
      <text:p text:style-name="Standard">printf("Explain the concept of Tariff.");</text:p>
      <text:p text:style-name="Standard">printf("Define Wheeling Charegs &amp; Fixed Charges ?\n");</text:p>
      <text:p text:style-name="Standard">printf("Define Energy Charges &amp; Sanctioned Load.\n");</text:p>
      <text:p text:style-name="Standard">printf("Define Electrical Work , Power &amp; Energy with their units.\n");</text:p>
      <text:p text:style-name="Standard">printf("Explain resistance and factors affecting resistance?\n");</text:p>
      <text:p text:style-name="Standard">break;</text:p>
      <text:p text:style-name="Standard">case 4:</text:p>
      <text:p text:style-name="Standard">printf("MATHS\n");</text:p>
      <text:p text:style-name="Standard">printf("UNIT 1\n");</text:p>
      <text:p text:style-name="Standard">printf("What is the value of pi upto two decimal places?\n");</text:p>
      <text:p text:style-name="Standard">printf("calculate 2*46+455\n");</text:p>
      <text:p text:style-name="Standard">printf("find graph of 2x^2+3x-5\n");</text:p>
      <text:p text:style-name="Standard">printf("find graph of 3x^2+5x-55\n");</text:p>
      <text:p text:style-name="Standard">break;</text:p>
      <text:p text:style-name="Standard">case 5:</text:p>
      <text:p text:style-name="Standard">printf("EG\n");</text:p>
      <text:p text:style-name="Standard">printf("UNIT 1\n");</text:p>
      <text:p text:style-name="Standard">printf("Explain the difference between first-angle and third-angle projection.\n");</text:p>
      <text:p text:style-name="Standard">printf("What is the purpose of the centerline in a mechanical drawing?\n");</text:p>
      <text:p text:style-name="Standard">printf("Describe the process of dimensioning a hole in an engineering drawing.\n");</text:p>
      <text:p text:style-name="Standard">break;</text:p>
      <text:p text:style-name="Standard">default:</text:p>
      <text:p text:style-name="Standard">printf("Invalid choice\n");</text:p>
      <text:p text:style-name="Standard">}</text:p>
      <text:p text:style-name="Standard">}</text:p>
      <text:p text:style-name="Standard"/>
      <text:p text:style-name="Standard"/>
      <text:p text:style-name="Standard">void mainMenu() {</text:p>
      <text:p text:style-name="Standard">int choice;</text:p>
      <text:p text:style-name="Standard">do {</text:p>
      <text:p text:style-name="Standard">printf("\nCourse Registration System\n");</text:p>
      <text:p text:style-name="Standard">printf("1. View Courses\n");</text:p>
      <text:p text:style-name="Standard">printf("2. Register Student\n");</text:p>
      <text:p text:style-name="Standard">printf("3. Enroll in Course\n");</text:p>
      <text:p text:style-name="Standard">printf("4. View Student Schedule\n");</text:p>
      <text:p text:style-name="Standard">printf("5. Admin Tasks\n");</text:p>
      <text:p text:style-name="Standard">printf("6. studentspot\n");</text:p>
      <text:p text:style-name="Standard">printf("7. Exit\n");</text:p>
      <text:p text:style-name="Standard">printf("Enter your choice:\n ");</text:p>
      <text:p text:style-name="Standard"/>
      <text:p text:style-name="Standard">if (scanf("%d", &amp;choice) != 1) {</text:p>
      <text:p text:style-name="Standard">printf("Invalid input. Please choose from the given options.\n");</text:p>
      <text:p text:style-name="Standard">while (getchar() != '\n'); // Clear invalid input</text:p>
      <text:soft-page-break/>
      <text:p text:style-name="Standard">continue;</text:p>
      <text:p text:style-name="Standard">}</text:p>
      <text:p text:style-name="Standard">switch (choice) {</text:p>
      <text:p text:style-name="Standard">case 1:</text:p>
      <text:p text:style-name="Standard">viewCourses();</text:p>
      <text:p text:style-name="Standard">break;</text:p>
      <text:p text:style-name="Standard">case 2:</text:p>
      <text:p text:style-name="Standard">registerStudent();</text:p>
      <text:p text:style-name="Standard">break;</text:p>
      <text:p text:style-name="Standard">case 3:</text:p>
      <text:p text:style-name="Standard">enrollInCourse();</text:p>
      <text:p text:style-name="Standard">break;</text:p>
      <text:p text:style-name="Standard">case 4:</text:p>
      <text:p text:style-name="Standard">viewStudentSchedule();</text:p>
      <text:p text:style-name="Standard">break;</text:p>
      <text:p text:style-name="Standard">case 5:</text:p>
      <text:p text:style-name="Standard">adminTasks();</text:p>
      <text:p text:style-name="Standard">break;</text:p>
      <text:p text:style-name="Standard">case 6:</text:p>
      <text:p text:style-name="Standard">studentspot();</text:p>
      <text:p text:style-name="Standard">break;</text:p>
      <text:p text:style-name="Standard">case 7:</text:p>
      <text:p text:style-name="Standard">printf("Exiting...\n");</text:p>
      <text:p text:style-name="Standard">printf("THANKYOU FOR USING COURSE REGISTRATION SYSTEM\n");</text:p>
      <text:p text:style-name="Standard">break;</text:p>
      <text:p text:style-name="Standard">default:</text:p>
      <text:p text:style-name="Standard">printf("Invalid choice. Please choose from the given options.\n");</text:p>
      <text:p text:style-name="Standard">}</text:p>
      <text:p text:style-name="Standard">} while (choice != 6);</text:p>
      <text:p text:style-name="Standard">}</text:p>
      <text:p text:style-name="Standard">int main() {</text:p>
      <text:p text:style-name="Standard">mainMenu();</text:p>
      <text:p text:style-name="Standard">return 0;</text:p>
      <text:p text:style-name="Standard">}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p</meta:initial-creator>
    <dc:creator>Soumy Sen</dc:creator>
    <meta:creation-date>2024-11-28T22:10:00Z</meta:creation-date>
    <dc:date>2024-11-28T22:10:00Z</dc:date>
    <meta:template xlink:href="Normal.dotm" xlink:type="simple"/>
    <meta:editing-cycles>2</meta:editing-cycles>
    <meta:editing-duration>PT120S</meta:editing-duration>
    <meta:document-statistic meta:page-count="6" meta:paragraph-count="15" meta:word-count="1131" meta:character-count="7564" meta:row-count="53" meta:non-whitespace-character-count="6448"/>
  </office:meta>
</office:document-meta>
</file>